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image/gif" manifest:full-path="Object 1/Pictures/100002000000000A0000000AC6B10163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8in"/>
    </style:style>
    <style:style style:name="co2" style:family="table-column">
      <style:table-column-properties fo:break-before="auto" style:column-width="0.6957in"/>
    </style:style>
    <style:style style:name="co3" style:family="table-column">
      <style:table-column-properties fo:break-before="auto" style:column-width="0.8756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Deviation</text:p>
          </table:table-cell>
          <table:table-cell office:value-type="string">
            <text:p>Connectivit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>
            <draw:frame table:end-cell-address="Sheet1.M38" table:end-x="0.1941in" table:end-y="0.0406in" draw:z-index="0" draw:style-name="gr1" svg:width="6.9035in" svg:height="6.1252in" svg:x="0.4028in" svg:y="0.1421in">
              <draw:object draw:notify-on-update-of-ranges="Sheet1.A2:Sheet1.A1001 Sheet1.A1:Sheet1.A1 Sheet1.C2:Sheet1.C1001 Sheet1.B2:Sheet1.B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82522760374">
            <text:p>0.9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5956875363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971940121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4007754501">
            <text:p>0.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45591770929">
            <text:p>0.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4007754501">
            <text:p>0.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45591770929">
            <text:p>0.5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1037934025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1037934025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1111405776">
            <text:p>0.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1111405776">
            <text:p>0.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1111405776">
            <text:p>0.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2210832877">
            <text:p>0.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0419884489">
            <text:p>0.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3766149662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3766149662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8782238626">
            <text:p>0.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8782238626">
            <text:p>0.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2385541312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60486936036">
            <text:p>0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3790852168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3790852168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3790852168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5823977254">
            <text:p>0.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85078861935">
            <text:p>0.07</text:p>
          </table:table-cell>
          <table:table-cell office:value-type="float" office:value="0.0357142857143">
            <text:p>0.0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85078861935">
            <text:p>0.07</text:p>
          </table:table-cell>
          <table:table-cell office:value-type="float" office:value="0.0357142857143">
            <text:p>0.0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85078861935">
            <text:p>0.07</text:p>
          </table:table-cell>
          <table:table-cell office:value-type="float" office:value="0.0357142857143">
            <text:p>0.0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95886952088">
            <text:p>0.07</text:p>
          </table:table-cell>
          <table:table-cell office:value-type="float" office:value="0.03125">
            <text:p>0.0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95886952088">
            <text:p>0.07</text:p>
          </table:table-cell>
          <table:table-cell office:value-type="float" office:value="0.03125">
            <text:p>0.0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95886952088">
            <text:p>0.07</text:p>
          </table:table-cell>
          <table:table-cell office:value-type="float" office:value="0.03125">
            <text:p>0.0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95886952088">
            <text:p>0.07</text:p>
          </table:table-cell>
          <table:table-cell office:value-type="float" office:value="0.03125">
            <text:p>0.03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36854321561">
            <text:p>0.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714922761267">
            <text:p>0.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714922761267">
            <text:p>0.0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7929092246">
            <text:p>0.4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36854321561">
            <text:p>0.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7929092246">
            <text:p>0.4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36854321561">
            <text:p>0.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6722407844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6722407844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60096971884">
            <text:p>0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2064759994">
            <text:p>0.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4487608985">
            <text:p>0.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4487608985">
            <text:p>0.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5956875363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4487608985">
            <text:p>0.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971940121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971940121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971940121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971940121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5956875363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971940121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84410988958">
            <text:p>0.07</text:p>
          </table:table-cell>
          <table:table-cell office:value-type="float" office:value="0.0434782608696">
            <text:p>0.04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5302898949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772564973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3748996274">
            <text:p>0.1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772564973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5302898949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15302898949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772564973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772564973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772564973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772564973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772564973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86877398618">
            <text:p>0.4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6906841052">
            <text:p>0.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6906841052">
            <text:p>0.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6906841052">
            <text:p>0.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3855524392">
            <text:p>0.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3855524392">
            <text:p>0.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3855524392">
            <text:p>0.1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6906841052">
            <text:p>0.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6906841052">
            <text:p>0.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6906841052">
            <text:p>0.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506906841052">
            <text:p>0.5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60297526147">
            <text:p>0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60297526147">
            <text:p>0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0357630816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0357630816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0357630816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0357630816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60297526147">
            <text:p>0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6376777851">
            <text:p>0.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0357630816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4448986892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1379050445">
            <text:p>0.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1379050445">
            <text:p>0.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18899651918">
            <text:p>0.1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1379050445">
            <text:p>0.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4448986892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1379050445">
            <text:p>0.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4448986892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1379050445">
            <text:p>0.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4448986892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1379050445">
            <text:p>0.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60101672975">
            <text:p>0.7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24448986892">
            <text:p>0.2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1379050445">
            <text:p>0.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1379050445">
            <text:p>0.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91379050445">
            <text:p>0.7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26768136511">
            <text:p>0.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26768136511">
            <text:p>0.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26768136511">
            <text:p>0.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26768136511">
            <text:p>0.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89996327398">
            <text:p>0.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0246651554">
            <text:p>0.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0246651554">
            <text:p>0.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0246651554">
            <text:p>0.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26768136511">
            <text:p>0.9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889996327398">
            <text:p>0.89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60246651554">
            <text:p>0.2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60486936036">
            <text:p>0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60486936036">
            <text:p>0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3790852168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960486936036">
            <text:p>0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50449186034">
            <text:p>0.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3790852168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48652937583">
            <text:p>0.1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2276534777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2276534777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82276534777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9795273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9795273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9795273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279795273">
            <text:p>0.2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06683990168">
            <text:p>0.07</text:p>
          </table:table-cell>
          <table:table-cell office:value-type="float" office:value="0.0243902439024">
            <text:p>0.0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06683990168">
            <text:p>0.07</text:p>
          </table:table-cell>
          <table:table-cell office:value-type="float" office:value="0.0243902439024">
            <text:p>0.0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80195152094">
            <text:p>0.07</text:p>
          </table:table-cell>
          <table:table-cell office:value-type="float" office:value="0.046511627907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93285756732">
            <text:p>0.04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794839314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794839314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533830168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80195152094">
            <text:p>0.07</text:p>
          </table:table-cell>
          <table:table-cell office:value-type="float" office:value="0.046511627907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80195152094">
            <text:p>0.07</text:p>
          </table:table-cell>
          <table:table-cell office:value-type="float" office:value="0.046511627907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393446918026">
            <text:p>0.04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80195152094">
            <text:p>0.07</text:p>
          </table:table-cell>
          <table:table-cell office:value-type="float" office:value="0.046511627907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5863492106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690206169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678104778971">
            <text:p>0.07</text:p>
          </table:table-cell>
          <table:table-cell office:value-type="float" office:value="0.047619047619">
            <text:p>0.0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10756201661">
            <text:p>0.03</text:p>
          </table:table-cell>
          <table:table-cell office:value-type="float" office:value="0.0909090909091">
            <text:p>0.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08642351036">
            <text:p>0.03</text:p>
          </table:table-cell>
          <table:table-cell office:value-type="float" office:value="0.09375">
            <text:p>0.09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46302222762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82825739198">
            <text:p>0.04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40341939648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42472258904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6644757774">
            <text:p>0.03</text:p>
          </table:table-cell>
          <table:table-cell office:value-type="float" office:value="0.0769230769231">
            <text:p>0.0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82825739198">
            <text:p>0.04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33975651245">
            <text:p>0.03</text:p>
          </table:table-cell>
          <table:table-cell office:value-type="float" office:value="0.0714285714286">
            <text:p>0.07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0235206488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2300404017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75327433946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2300404017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2646294849">
            <text:p>0.03</text:p>
          </table:table-cell>
          <table:table-cell office:value-type="float" office:value="0.09375">
            <text:p>0.09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0235206488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128771706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2300404017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2300404017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2300404017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282300404017">
            <text:p>0.03</text:p>
          </table:table-cell>
          <table:table-cell office:value-type="float" office:value="0.0952380952381">
            <text:p>0.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36405316611">
            <text:p>0.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2340295991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6477502908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4405493521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4405493521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9234464495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62911633671">
            <text:p>0.03</text:p>
          </table:table-cell>
          <table:table-cell office:value-type="float" office:value="0.0975609756098">
            <text:p>0.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62975358354">
            <text:p>0.03</text:p>
          </table:table-cell>
          <table:table-cell office:value-type="float" office:value="0.0975609756098">
            <text:p>0.1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2340295991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4405493521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49159847384">
            <text:p>0.02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62555281049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2340295991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49159847384">
            <text:p>0.02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259234464495">
            <text:p>0.03</text:p>
          </table:table-cell>
          <table:table-cell office:value-type="float" office:value="0.119047619048">
            <text:p>0.1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86510119879">
            <text:p>0.02</text:p>
          </table:table-cell>
          <table:table-cell office:value-type="float" office:value="0.1875">
            <text:p>0.19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03570848988">
            <text:p>0.02</text:p>
          </table:table-cell>
          <table:table-cell office:value-type="float" office:value="0.15625">
            <text:p>0.16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33841072209">
            <text:p>0.02</text:p>
          </table:table-cell>
          <table:table-cell office:value-type="float" office:value="0.121951219512">
            <text:p>0.1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26576354863">
            <text:p>0.02</text:p>
          </table:table-cell>
          <table:table-cell office:value-type="float" office:value="0.139534883721">
            <text:p>0.1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223457753312">
            <text:p>0.02</text:p>
          </table:table-cell>
          <table:table-cell office:value-type="float" office:value="0.139534883721">
            <text:p>0.1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98212046853">
            <text:p>0.02</text:p>
          </table:table-cell>
          <table:table-cell office:value-type="float" office:value="0.166666666667">
            <text:p>0.1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98212046853">
            <text:p>0.02</text:p>
          </table:table-cell>
          <table:table-cell office:value-type="float" office:value="0.166666666667">
            <text:p>0.1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97047272275">
            <text:p>0.02</text:p>
          </table:table-cell>
          <table:table-cell office:value-type="float" office:value="0.186046511628">
            <text:p>0.19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68964531156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305096913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305096913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40987241654">
            <text:p>0.01</text:p>
          </table:table-cell>
          <table:table-cell office:value-type="float" office:value="0.28125">
            <text:p>0.28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490105247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490105247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2922384239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490105247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68964531156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305096913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490105247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6820659887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4787515599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490105247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305096913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305096913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5123798727">
            <text:p>0.02</text:p>
          </table:table-cell>
          <table:table-cell office:value-type="float" office:value="0.209302325581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305096913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5355868473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305096913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2922384239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490105247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525235479">
            <text:p>0.02</text:p>
          </table:table-cell>
          <table:table-cell office:value-type="float" office:value="0.209302325581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2326279745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83050969137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79037050391">
            <text:p>0.02</text:p>
          </table:table-cell>
          <table:table-cell office:value-type="float" office:value="0.214285714286">
            <text:p>0.21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64277182026">
            <text:p>0.02</text:p>
          </table:table-cell>
          <table:table-cell office:value-type="float" office:value="0.238095238095">
            <text:p>0.2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64277182026">
            <text:p>0.02</text:p>
          </table:table-cell>
          <table:table-cell office:value-type="float" office:value="0.238095238095">
            <text:p>0.2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63048448838">
            <text:p>0.02</text:p>
          </table:table-cell>
          <table:table-cell office:value-type="float" office:value="0.238095238095">
            <text:p>0.2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65254319924">
            <text:p>0.02</text:p>
          </table:table-cell>
          <table:table-cell office:value-type="float" office:value="0.232558139535">
            <text:p>0.23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2052295899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60202015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17341451124">
            <text:p>0.01</text:p>
          </table:table-cell>
          <table:table-cell office:value-type="float" office:value="0.323529411765">
            <text:p>0.32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2052295899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2052295899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2052295899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60202015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60202015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04130626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60202015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60202015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60202015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60202015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2052295899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2052295899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5773333854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2052295899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60202015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602020153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798307877">
            <text:p>0.01</text:p>
          </table:table-cell>
          <table:table-cell office:value-type="float" office:value="0.255813953488">
            <text:p>0.26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45698100071">
            <text:p>0.01</text:p>
          </table:table-cell>
          <table:table-cell office:value-type="float" office:value="0.261904761905">
            <text:p>0.26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765594489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765594489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97759883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97759883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1806351721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1806351721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3898505151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0843989841868">
            <text:p>0.01</text:p>
          </table:table-cell>
          <table:table-cell office:value-type="float" office:value="0.375">
            <text:p>0.3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765594489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22667189271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97759883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765594489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765594489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749049240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765594489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765594489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37655944896">
            <text:p>0.01</text:p>
          </table:table-cell>
          <table:table-cell office:value-type="float" office:value="0.285714285714">
            <text:p>0.29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21861099919">
            <text:p>0.01</text:p>
          </table:table-cell>
          <table:table-cell office:value-type="float" office:value="0.309523809524">
            <text:p>0.3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17552270919">
            <text:p>0.01</text:p>
          </table:table-cell>
          <table:table-cell office:value-type="float" office:value="0.309523809524">
            <text:p>0.3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21730502182">
            <text:p>0.01</text:p>
          </table:table-cell>
          <table:table-cell office:value-type="float" office:value="0.309523809524">
            <text:p>0.3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21861099919">
            <text:p>0.01</text:p>
          </table:table-cell>
          <table:table-cell office:value-type="float" office:value="0.309523809524">
            <text:p>0.31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21730502182">
            <text:p>0.01</text:p>
          </table:table-cell>
          <table:table-cell office:value-type="float" office:value="0.309523809524">
            <text:p>0.31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4155917917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612067157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05379813556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03014997898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1830118539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612067157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4155917917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05379813556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4155917917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4155917917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4155917917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3990071186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07195265669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07195265669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15498695596">
            <text:p>0.01</text:p>
          </table:table-cell>
          <table:table-cell office:value-type="float" office:value="0.333333333333">
            <text:p>0.33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54155601483">
            <text:p>0.01</text:p>
          </table:table-cell>
          <table:table-cell office:value-type="float" office:value="0.357142857143">
            <text:p>0.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54155601483">
            <text:p>0.01</text:p>
          </table:table-cell>
          <table:table-cell office:value-type="float" office:value="0.357142857143">
            <text:p>0.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82304752026">
            <text:p>0.01</text:p>
          </table:table-cell>
          <table:table-cell office:value-type="float" office:value="0.357142857143">
            <text:p>0.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82304752026">
            <text:p>0.01</text:p>
          </table:table-cell>
          <table:table-cell office:value-type="float" office:value="0.357142857143">
            <text:p>0.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54155601483">
            <text:p>0.01</text:p>
          </table:table-cell>
          <table:table-cell office:value-type="float" office:value="0.357142857143">
            <text:p>0.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84807879775">
            <text:p>0.01</text:p>
          </table:table-cell>
          <table:table-cell office:value-type="float" office:value="0.357142857143">
            <text:p>0.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54155601483">
            <text:p>0.01</text:p>
          </table:table-cell>
          <table:table-cell office:value-type="float" office:value="0.357142857143">
            <text:p>0.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84807879775">
            <text:p>0.01</text:p>
          </table:table-cell>
          <table:table-cell office:value-type="float" office:value="0.357142857143">
            <text:p>0.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987361855066">
            <text:p>0.01</text:p>
          </table:table-cell>
          <table:table-cell office:value-type="float" office:value="0.357142857143">
            <text:p>0.36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00701137933">
            <text:p>0.01</text:p>
          </table:table-cell>
          <table:table-cell office:value-type="float" office:value="0.348837209302">
            <text:p>0.3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528264019099">
            <text:p>0.01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528264019099">
            <text:p>0.01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527560763481">
            <text:p>0.01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943881948037">
            <text:p>0.01</text:p>
          </table:table-cell>
          <table:table-cell office:value-type="float" office:value="0.365853658537">
            <text:p>0.3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933683985041">
            <text:p>0.01</text:p>
          </table:table-cell>
          <table:table-cell office:value-type="float" office:value="0.372093023256">
            <text:p>0.37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0934384369427">
            <text:p>0.01</text:p>
          </table:table-cell>
          <table:table-cell office:value-type="float" office:value="0.372093023256">
            <text:p>0.3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726756184521">
            <text:p>0.01</text:p>
          </table:table-cell>
          <table:table-cell office:value-type="float" office:value="0.425">
            <text:p>0.4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727409309213">
            <text:p>0.01</text:p>
          </table:table-cell>
          <table:table-cell office:value-type="float" office:value="0.425">
            <text:p>0.4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436466079816">
            <text:p>0</text:p>
          </table:table-cell>
          <table:table-cell office:value-type="float" office:value="0.53125">
            <text:p>0.5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426839311143">
            <text:p>0</text:p>
          </table:table-cell>
          <table:table-cell office:value-type="float" office:value="0.53125">
            <text:p>0.5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547880340301">
            <text:p>0.01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789152106056">
            <text:p>0.01</text:p>
          </table:table-cell>
          <table:table-cell office:value-type="float" office:value="0.404761904762">
            <text:p>0.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83337375536">
            <text:p>0.01</text:p>
          </table:table-cell>
          <table:table-cell office:value-type="float" office:value="0.395348837209">
            <text:p>0.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789733086397">
            <text:p>0.01</text:p>
          </table:table-cell>
          <table:table-cell office:value-type="float" office:value="0.395348837209">
            <text:p>0.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789733086397">
            <text:p>0.01</text:p>
          </table:table-cell>
          <table:table-cell office:value-type="float" office:value="0.395348837209">
            <text:p>0.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789733086397">
            <text:p>0.01</text:p>
          </table:table-cell>
          <table:table-cell office:value-type="float" office:value="0.395348837209">
            <text:p>0.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558847854533">
            <text:p>0.01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418767698922">
            <text:p>0</text:p>
          </table:table-cell>
          <table:table-cell office:value-type="float" office:value="0.566666666667">
            <text:p>0.57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842961220138">
            <text:p>0.01</text:p>
          </table:table-cell>
          <table:table-cell office:value-type="float" office:value="0.395348837209">
            <text:p>0.4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0767480852703">
            <text:p>0.01</text:p>
          </table:table-cell>
          <table:table-cell office:value-type="float" office:value="0.404761904762">
            <text:p>0.4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259296458076">
            <text:p>0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691822341356">
            <text:p>0.01</text:p>
          </table:table-cell>
          <table:table-cell office:value-type="float" office:value="0.428571428571">
            <text:p>0.4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691822341356">
            <text:p>0.01</text:p>
          </table:table-cell>
          <table:table-cell office:value-type="float" office:value="0.428571428571">
            <text:p>0.4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378265354909">
            <text:p>0</text:p>
          </table:table-cell>
          <table:table-cell office:value-type="float" office:value="0.58064516129">
            <text:p>0.58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22060359775">
            <text:p>0.01</text:p>
          </table:table-cell>
          <table:table-cell office:value-type="float" office:value="0.428571428571">
            <text:p>0.4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47051096835">
            <text:p>0.01</text:p>
          </table:table-cell>
          <table:table-cell office:value-type="float" office:value="0.418604651163">
            <text:p>0.4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47051096835">
            <text:p>0.01</text:p>
          </table:table-cell>
          <table:table-cell office:value-type="float" office:value="0.418604651163">
            <text:p>0.4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5838463318">
            <text:p>0.01</text:p>
          </table:table-cell>
          <table:table-cell office:value-type="float" office:value="0.418604651163">
            <text:p>0.42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2478928984">
            <text:p>0.01</text:p>
          </table:table-cell>
          <table:table-cell office:value-type="float" office:value="0.428571428571">
            <text:p>0.4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2478928984">
            <text:p>0.01</text:p>
          </table:table-cell>
          <table:table-cell office:value-type="float" office:value="0.428571428571">
            <text:p>0.4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2478928984">
            <text:p>0.01</text:p>
          </table:table-cell>
          <table:table-cell office:value-type="float" office:value="0.428571428571">
            <text:p>0.4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23725836737">
            <text:p>0.01</text:p>
          </table:table-cell>
          <table:table-cell office:value-type="float" office:value="0.428571428571">
            <text:p>0.4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691822341356">
            <text:p>0.01</text:p>
          </table:table-cell>
          <table:table-cell office:value-type="float" office:value="0.428571428571">
            <text:p>0.4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072478928984">
            <text:p>0.01</text:p>
          </table:table-cell>
          <table:table-cell office:value-type="float" office:value="0.428571428571">
            <text:p>0.4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303502468757">
            <text:p>0</text:p>
          </table:table-cell>
          <table:table-cell office:value-type="float" office:value="0.59375">
            <text:p>0.5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509671274418">
            <text:p>0.01</text:p>
          </table:table-cell>
          <table:table-cell office:value-type="float" office:value="0.527777777778">
            <text:p>0.5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509671274418">
            <text:p>0.01</text:p>
          </table:table-cell>
          <table:table-cell office:value-type="float" office:value="0.527777777778">
            <text:p>0.53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580630357473">
            <text:p>0.01</text:p>
          </table:table-cell>
          <table:table-cell office:value-type="float" office:value="0.487179487179">
            <text:p>0.4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6604401231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6604401231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34170119571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71532923606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71532923606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71532923606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71532923606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71532923606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213931896029">
            <text:p>0</text:p>
          </table:table-cell>
          <table:table-cell office:value-type="float" office:value="0.678571428571">
            <text:p>0.6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71532923606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71532923606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71532923606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0688270472999">
            <text:p>0.01</text:p>
          </table:table-cell>
          <table:table-cell office:value-type="float" office:value="0.452380952381">
            <text:p>0.45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140313418561">
            <text:p>0</text:p>
          </table:table-cell>
          <table:table-cell office:value-type="float" office:value="0.714285714286">
            <text:p>0.71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05971529634">
            <text:p>0.01</text:p>
          </table:table-cell>
          <table:table-cell office:value-type="float" office:value="0.46511627907">
            <text:p>0.47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567774061116">
            <text:p>0.01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558982821752">
            <text:p>0.01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0558982821752">
            <text:p>0.01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142389639936">
            <text:p>0</text:p>
          </table:table-cell>
          <table:table-cell office:value-type="float" office:value="0.6875">
            <text:p>0.6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51382489494">
            <text:p>0.01</text:p>
          </table:table-cell>
          <table:table-cell office:value-type="float" office:value="0.52380952381">
            <text:p>0.5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51382489494">
            <text:p>0.01</text:p>
          </table:table-cell>
          <table:table-cell office:value-type="float" office:value="0.52380952381">
            <text:p>0.52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038653120646">
            <text:p>0</text:p>
          </table:table-cell>
          <table:table-cell office:value-type="float" office:value="0.785714285714">
            <text:p>0.79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051382489494">
            <text:p>0.01</text:p>
          </table:table-cell>
          <table:table-cell office:value-type="float" office:value="0.52380952381">
            <text:p>0.52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252109294715">
            <text:p>0</text:p>
          </table:table-cell>
          <table:table-cell office:value-type="float" office:value="0.676470588235">
            <text:p>0.6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418868332131">
            <text:p>0</text:p>
          </table:table-cell>
          <table:table-cell office:value-type="float" office:value="0.766666666667">
            <text:p>0.7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861858626121">
            <text:p>0</text:p>
          </table:table-cell>
          <table:table-cell office:value-type="float" office:value="0.766666666667">
            <text:p>0.77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821428571429">
            <text:p>0.82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0897626035682">
            <text:p>0</text:p>
          </table:table-cell>
          <table:table-cell office:value-type="float" office:value="0.71875">
            <text:p>0.72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958333333333">
            <text:p>0.96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0258055787067">
            <text:p>0</text:p>
          </table:table-cell>
          <table:table-cell office:value-type="float" office:value="0.676470588235">
            <text:p>0.6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821428571429">
            <text:p>0.82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821428571429">
            <text:p>0.8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870967741935">
            <text:p>0.87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939393939394">
            <text:p>0.94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96875">
            <text:p>0.97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911764705882">
            <text:p>0.91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925">
            <text:p>0.93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 table:number-rows-repeated="64534">
          <table:table-cell table:number-columns-repeated="5"/>
        </table:table-row>
        <table:table-row table:style-name="ro1">
          <table:table-cell table:number-columns-repeated="5"/>
        </table:table-row>
      </table:table>
      <table:database-ranges>
        <table:database-range table:target-range-address="Sheet1.A1:Sheet1.C655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9">02/19/2011</text:date>, <text:time>18:51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2-19T18:51:18</dc:date>
    <dc:creator>Valerie Hendrix</dc:creator>
    <meta:generator>OpenOffice.org/3.2$Unix OpenOffice.org_project/320m12$Build-9483</meta:generator>
    <meta:editing-duration>PT08H22M46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sort-by-x-values="true" chart:right-angled-axes="true">
        <chart:symbol-image xlink:href="Pictures/100002000000000A0000000AC6B10163.gif" xlink:type="simple" xlink:actuate="onLoad"/>
      </style:chart-properties>
    </style:style>
    <style:style style:name="ch5" style:family="chart" style:data-style-name="N0">
      <style:chart-properties chart:display-label="true" chart:logarithmic="false" chart:minimum="0" chart:maximum="1" chart:interval-major="0.125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interval-major="0.125" chart:interval-minor-divisor="2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image" chart:symbol-width="0.15cm" chart:symbol-height="0.15cm">
        <chart:symbol-image xlink:href="Pictures/100002000000000A0000000AC6B10163.gif" xlink:type="simple" xlink:actuate="onLoad"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536cm" svg:height="15.559cm" xlink:href=".." chart:class="chart:scatter" chart:style-name="ch1">
        <chart:title svg:x="5.548cm" svg:y="0.311cm" chart:style-name="ch2">
          <text:p>Pareto Front of UCI Iris Dataset</text:p>
        </chart:title>
        <chart:subtitle svg:x="5.92cm" svg:y="1.137cm" chart:style-name="ch3">
          <text:p>Cluster Deviation by Connectivity</text:p>
        </chart:subtitle>
        <chart:plot-area chart:style-name="ch4" table:cell-range-address="Sheet1.A1:Sheet1.A1001 Sheet1.B2:Sheet1.C1001" chart:data-source-has-labels="column" svg:x="0.499cm" svg:y="1.885cm" svg:width="16.687cm" svg:height="13.253cm">
          <chart:axis chart:dimension="x" chart:name="primary-x" chart:style-name="ch5">
            <chart:title svg:x="8.456cm" svg:y="14.889cm" chart:style-name="ch6">
              <text:p>Deviation</text:p>
            </chart:title>
            <chart:categories table:cell-range-address="Sheet1.A2:Sheet1.A1001"/>
          </chart:axis>
          <chart:axis chart:dimension="y" chart:name="primary-y" chart:style-name="ch7">
            <chart:title svg:x="0.351cm" svg:y="9.065cm" chart:style-name="ch8">
              <text:p>Connectivty</text:p>
            </chart:title>
            <chart:grid chart:style-name="ch9" chart:class="major"/>
          </chart:axis>
          <chart:series chart:style-name="ch10" chart:values-cell-range-address="Sheet1.B2:Sheet1.B1001" chart:class="chart:scatter">
            <chart:domain table:cell-range-address="Sheet1.C2:Sheet1.C1001"/>
            <chart:data-point chart:repeated="10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001">1</text:p>
              </table:table-cell>
              <table:table-cell office:value-type="float" office:value="0">
                <text:p text:id="Sheet1.C2:Sheet1.C1001">0</text:p>
              </table:table-cell>
              <table:table-cell office:value-type="float" office:value="1">
                <text:p text:id="Sheet1.B2:Sheet1.B1001"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82522760374">
                <text:p>0.9825227603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5956875363">
                <text:p>0.2159568753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971940121">
                <text:p>0.760971940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4007754501">
                <text:p>0.1540077545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45591770929">
                <text:p>0.545591770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4007754501">
                <text:p>0.1540077545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45591770929">
                <text:p>0.5455917709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1037934025">
                <text:p>0.281037934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1037934025">
                <text:p>0.281037934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1111405776">
                <text:p>0.5011114057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1111405776">
                <text:p>0.5011114057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1111405776">
                <text:p>0.5011114057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2210832877">
                <text:p>0.1422108328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0419884489">
                <text:p>0.15041988448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3766149662">
                <text:p>0.2837661496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3766149662">
                <text:p>0.2837661496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8782238626">
                <text:p>0.148782238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8782238626">
                <text:p>0.1487822386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2385541312">
                <text:p>0.2823855413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60486936036">
                <text:p>0.960486936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3790852168">
                <text:p>0.2837908521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3790852168">
                <text:p>0.2837908521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3790852168">
                <text:p>0.2837908521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5823977254">
                <text:p>0.1458239772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7142857143">
                <text:p>0.0357142857143</text:p>
              </table:table-cell>
              <table:table-cell office:value-type="float" office:value="0.0685078861935">
                <text:p>0.06850788619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7142857143">
                <text:p>0.0357142857143</text:p>
              </table:table-cell>
              <table:table-cell office:value-type="float" office:value="0.0685078861935">
                <text:p>0.06850788619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7142857143">
                <text:p>0.0357142857143</text:p>
              </table:table-cell>
              <table:table-cell office:value-type="float" office:value="0.0685078861935">
                <text:p>0.068507886193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0695886952088">
                <text:p>0.06958869520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0695886952088">
                <text:p>0.06958869520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0695886952088">
                <text:p>0.06958869520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125">
                <text:p>0.03125</text:p>
              </table:table-cell>
              <table:table-cell office:value-type="float" office:value="0.0695886952088">
                <text:p>0.069588695208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36854321561">
                <text:p>0.136854321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714922761267">
                <text:p>0.07149227612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714922761267">
                <text:p>0.07149227612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87929092246">
                <text:p>0.4879290922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36854321561">
                <text:p>0.136854321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87929092246">
                <text:p>0.4879290922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36854321561">
                <text:p>0.1368543215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76722407844">
                <text:p>0.2767224078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76722407844">
                <text:p>0.27672240784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60096971884">
                <text:p>0.9600969718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2064759994">
                <text:p>0.1420647599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4487608985">
                <text:p>0.1144876089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4487608985">
                <text:p>0.1144876089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5956875363">
                <text:p>0.2159568753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4487608985">
                <text:p>0.11448760898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971940121">
                <text:p>0.760971940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971940121">
                <text:p>0.760971940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971940121">
                <text:p>0.760971940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971940121">
                <text:p>0.760971940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5956875363">
                <text:p>0.21595687536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971940121">
                <text:p>0.76097194012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34782608696">
                <text:p>0.0434782608696</text:p>
              </table:table-cell>
              <table:table-cell office:value-type="float" office:value="0.0684410988958">
                <text:p>0.068441098895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5302898949">
                <text:p>0.2153028989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772564973">
                <text:p>0.7607725649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3748996274">
                <text:p>0.11374899627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772564973">
                <text:p>0.7607725649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5302898949">
                <text:p>0.2153028989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15302898949">
                <text:p>0.21530289894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772564973">
                <text:p>0.7607725649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772564973">
                <text:p>0.7607725649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772564973">
                <text:p>0.7607725649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772564973">
                <text:p>0.7607725649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772564973">
                <text:p>0.7607725649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486877398618">
                <text:p>0.4868773986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6906841052">
                <text:p>0.506906841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6906841052">
                <text:p>0.506906841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6906841052">
                <text:p>0.506906841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3855524392">
                <text:p>0.1438555243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3855524392">
                <text:p>0.1438555243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3855524392">
                <text:p>0.1438555243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6906841052">
                <text:p>0.506906841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6906841052">
                <text:p>0.506906841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6906841052">
                <text:p>0.506906841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506906841052">
                <text:p>0.5069068410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60297526147">
                <text:p>0.960297526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60297526147">
                <text:p>0.960297526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0357630816">
                <text:p>0.2803576308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0357630816">
                <text:p>0.2803576308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0357630816">
                <text:p>0.2803576308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0357630816">
                <text:p>0.2803576308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60297526147">
                <text:p>0.96029752614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6376777851">
                <text:p>0.14637677785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0357630816">
                <text:p>0.2803576308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24448986892">
                <text:p>0.2244489868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91379050445">
                <text:p>0.791379050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91379050445">
                <text:p>0.791379050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8899651918">
                <text:p>0.11889965191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91379050445">
                <text:p>0.791379050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24448986892">
                <text:p>0.2244489868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91379050445">
                <text:p>0.791379050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24448986892">
                <text:p>0.2244489868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91379050445">
                <text:p>0.791379050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24448986892">
                <text:p>0.2244489868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91379050445">
                <text:p>0.791379050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60101672975">
                <text:p>0.7601016729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24448986892">
                <text:p>0.2244489868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91379050445">
                <text:p>0.791379050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91379050445">
                <text:p>0.791379050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791379050445">
                <text:p>0.7913790504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26768136511">
                <text:p>0.9267681365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26768136511">
                <text:p>0.9267681365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26768136511">
                <text:p>0.9267681365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26768136511">
                <text:p>0.9267681365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89996327398">
                <text:p>0.8899963273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246651554">
                <text:p>0.2602466515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246651554">
                <text:p>0.2602466515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246651554">
                <text:p>0.2602466515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26768136511">
                <text:p>0.92676813651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889996327398">
                <text:p>0.8899963273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60246651554">
                <text:p>0.2602466515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60486936036">
                <text:p>0.960486936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60486936036">
                <text:p>0.960486936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3790852168">
                <text:p>0.2837908521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960486936036">
                <text:p>0.960486936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50449186034">
                <text:p>0.1504491860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3790852168">
                <text:p>0.2837908521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48652937583">
                <text:p>0.1486529375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2276534777">
                <text:p>0.2822765347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2276534777">
                <text:p>0.2822765347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82276534777">
                <text:p>0.28227653477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79795273">
                <text:p>0.2797952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79795273">
                <text:p>0.2797952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79795273">
                <text:p>0.2797952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279795273">
                <text:p>0.27979527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706683990168">
                <text:p>0.0706683990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706683990168">
                <text:p>0.0706683990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511627907">
                <text:p>0.046511627907</text:p>
              </table:table-cell>
              <table:table-cell office:value-type="float" office:value="0.0680195152094">
                <text:p>0.0680195152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393285756732">
                <text:p>0.0393285756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7948393149">
                <text:p>0.0677948393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7948393149">
                <text:p>0.06779483931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533830168">
                <text:p>0.0678533830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511627907">
                <text:p>0.046511627907</text:p>
              </table:table-cell>
              <table:table-cell office:value-type="float" office:value="0.0680195152094">
                <text:p>0.0680195152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511627907">
                <text:p>0.046511627907</text:p>
              </table:table-cell>
              <table:table-cell office:value-type="float" office:value="0.0680195152094">
                <text:p>0.0680195152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393446918026">
                <text:p>0.03934469180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511627907">
                <text:p>0.046511627907</text:p>
              </table:table-cell>
              <table:table-cell office:value-type="float" office:value="0.0680195152094">
                <text:p>0.0680195152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5863492106">
                <text:p>0.0675863492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690206169">
                <text:p>0.06786902061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7619047619">
                <text:p>0.047619047619</text:p>
              </table:table-cell>
              <table:table-cell office:value-type="float" office:value="0.0678104778971">
                <text:p>0.06781047789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09090909091">
                <text:p>0.0909090909091</text:p>
              </table:table-cell>
              <table:table-cell office:value-type="float" office:value="0.0310756201661">
                <text:p>0.0310756201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75">
                <text:p>0.09375</text:p>
              </table:table-cell>
              <table:table-cell office:value-type="float" office:value="0.0308642351036">
                <text:p>0.03086423510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46302222762">
                <text:p>0.03463022227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82825739198">
                <text:p>0.0382825739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40341939648">
                <text:p>0.0340341939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42472258904">
                <text:p>0.0342472258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69230769231">
                <text:p>0.0769230769231</text:p>
              </table:table-cell>
              <table:table-cell office:value-type="float" office:value="0.0336644757774">
                <text:p>0.03366447577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82825739198">
                <text:p>0.03828257391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4285714286">
                <text:p>0.0714285714286</text:p>
              </table:table-cell>
              <table:table-cell office:value-type="float" office:value="0.033975651245">
                <text:p>0.033975651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80235206488">
                <text:p>0.0280235206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82300404017">
                <text:p>0.0282300404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75327433946">
                <text:p>0.02753274339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82300404017">
                <text:p>0.0282300404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375">
                <text:p>0.09375</text:p>
              </table:table-cell>
              <table:table-cell office:value-type="float" office:value="0.0282646294849">
                <text:p>0.0282646294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80235206488">
                <text:p>0.02802352064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8128771706">
                <text:p>0.028128771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82300404017">
                <text:p>0.0282300404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82300404017">
                <text:p>0.0282300404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82300404017">
                <text:p>0.0282300404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2380952381">
                <text:p>0.0952380952381</text:p>
              </table:table-cell>
              <table:table-cell office:value-type="float" office:value="0.0282300404017">
                <text:p>0.0282300404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336405316611">
                <text:p>0.3364053166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52340295991">
                <text:p>0.0252340295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56477502908">
                <text:p>0.0256477502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54405493521">
                <text:p>0.025440549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54405493521">
                <text:p>0.025440549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59234464495">
                <text:p>0.0259234464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75609756098">
                <text:p>0.0975609756098</text:p>
              </table:table-cell>
              <table:table-cell office:value-type="float" office:value="0.0262911633671">
                <text:p>0.02629116336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75609756098">
                <text:p>0.0975609756098</text:p>
              </table:table-cell>
              <table:table-cell office:value-type="float" office:value="0.0262975358354">
                <text:p>0.0262975358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52340295991">
                <text:p>0.0252340295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54405493521">
                <text:p>0.02544054935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49159847384">
                <text:p>0.0249159847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62555281049">
                <text:p>0.02625552810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52340295991">
                <text:p>0.02523402959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49159847384">
                <text:p>0.02491598473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047619048">
                <text:p>0.119047619048</text:p>
              </table:table-cell>
              <table:table-cell office:value-type="float" office:value="0.0259234464495">
                <text:p>0.02592344644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75">
                <text:p>0.1875</text:p>
              </table:table-cell>
              <table:table-cell office:value-type="float" office:value="0.0186510119879">
                <text:p>0.0186510119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625">
                <text:p>0.15625</text:p>
              </table:table-cell>
              <table:table-cell office:value-type="float" office:value="0.0203570848988">
                <text:p>0.0203570848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1951219512">
                <text:p>0.121951219512</text:p>
              </table:table-cell>
              <table:table-cell office:value-type="float" office:value="0.0233841072209">
                <text:p>0.0233841072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534883721">
                <text:p>0.139534883721</text:p>
              </table:table-cell>
              <table:table-cell office:value-type="float" office:value="0.0226576354863">
                <text:p>0.0226576354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9534883721">
                <text:p>0.139534883721</text:p>
              </table:table-cell>
              <table:table-cell office:value-type="float" office:value="0.0223457753312">
                <text:p>0.0223457753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6666666667">
                <text:p>0.166666666667</text:p>
              </table:table-cell>
              <table:table-cell office:value-type="float" office:value="0.0198212046853">
                <text:p>0.0198212046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66666666667">
                <text:p>0.166666666667</text:p>
              </table:table-cell>
              <table:table-cell office:value-type="float" office:value="0.0198212046853">
                <text:p>0.0198212046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6046511628">
                <text:p>0.186046511628</text:p>
              </table:table-cell>
              <table:table-cell office:value-type="float" office:value="0.0197047272275">
                <text:p>0.0197047272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68964531156">
                <text:p>0.0168964531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3050969137">
                <text:p>0.0183050969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3050969137">
                <text:p>0.0183050969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125">
                <text:p>0.28125</text:p>
              </table:table-cell>
              <table:table-cell office:value-type="float" office:value="0.0140987241654">
                <text:p>0.01409872416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4901052477">
                <text:p>0.0184901052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4901052477">
                <text:p>0.0184901052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2922384239">
                <text:p>0.0182922384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4901052477">
                <text:p>0.0184901052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68964531156">
                <text:p>0.0168964531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3050969137">
                <text:p>0.0183050969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4901052477">
                <text:p>0.0184901052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68206598877">
                <text:p>0.0168206598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4787515599">
                <text:p>0.0184787515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4901052477">
                <text:p>0.0184901052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3050969137">
                <text:p>0.0183050969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3050969137">
                <text:p>0.0183050969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9302325581">
                <text:p>0.209302325581</text:p>
              </table:table-cell>
              <table:table-cell office:value-type="float" office:value="0.0185123798727">
                <text:p>0.0185123798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3050969137">
                <text:p>0.0183050969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5355868473">
                <text:p>0.01753558684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3050969137">
                <text:p>0.0183050969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2922384239">
                <text:p>0.01829223842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4901052477">
                <text:p>0.01849010524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9302325581">
                <text:p>0.209302325581</text:p>
              </table:table-cell>
              <table:table-cell office:value-type="float" office:value="0.018525235479">
                <text:p>0.018525235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2326279745">
                <text:p>0.01823262797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83050969137">
                <text:p>0.0183050969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4285714286">
                <text:p>0.214285714286</text:p>
              </table:table-cell>
              <table:table-cell office:value-type="float" office:value="0.0179037050391">
                <text:p>0.0179037050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8095238095">
                <text:p>0.238095238095</text:p>
              </table:table-cell>
              <table:table-cell office:value-type="float" office:value="0.0164277182026">
                <text:p>0.0164277182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8095238095">
                <text:p>0.238095238095</text:p>
              </table:table-cell>
              <table:table-cell office:value-type="float" office:value="0.0164277182026">
                <text:p>0.01642771820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8095238095">
                <text:p>0.238095238095</text:p>
              </table:table-cell>
              <table:table-cell office:value-type="float" office:value="0.0163048448838">
                <text:p>0.01630484488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2558139535">
                <text:p>0.232558139535</text:p>
              </table:table-cell>
              <table:table-cell office:value-type="float" office:value="0.0165254319924">
                <text:p>0.01652543199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2052295899">
                <text:p>0.0142052295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602020153">
                <text:p>0.014760202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23529411765">
                <text:p>0.323529411765</text:p>
              </table:table-cell>
              <table:table-cell office:value-type="float" office:value="0.0117341451124">
                <text:p>0.01173414511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2052295899">
                <text:p>0.0142052295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2052295899">
                <text:p>0.0142052295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2052295899">
                <text:p>0.0142052295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602020153">
                <text:p>0.014760202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602020153">
                <text:p>0.014760202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041306263">
                <text:p>0.0147041306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602020153">
                <text:p>0.014760202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602020153">
                <text:p>0.014760202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602020153">
                <text:p>0.014760202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602020153">
                <text:p>0.014760202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2052295899">
                <text:p>0.0142052295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2052295899">
                <text:p>0.0142052295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5773333854">
                <text:p>0.0145773333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2052295899">
                <text:p>0.0142052295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602020153">
                <text:p>0.014760202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7602020153">
                <text:p>0.0147602020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5813953488">
                <text:p>0.255813953488</text:p>
              </table:table-cell>
              <table:table-cell office:value-type="float" office:value="0.014798307877">
                <text:p>0.0147983078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61904761905">
                <text:p>0.261904761905</text:p>
              </table:table-cell>
              <table:table-cell office:value-type="float" office:value="0.0145698100071">
                <text:p>0.01456981000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7655944896">
                <text:p>0.0137655944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7655944896">
                <text:p>0.0137655944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977598836">
                <text:p>0.013977598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977598836">
                <text:p>0.013977598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1806351721">
                <text:p>0.0131806351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1806351721">
                <text:p>0.0131806351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3898505151">
                <text:p>0.01338985051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5">
                <text:p>0.375</text:p>
              </table:table-cell>
              <table:table-cell office:value-type="float" office:value="0.00843989841868">
                <text:p>0.00843989841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7655944896">
                <text:p>0.0137655944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22667189271">
                <text:p>0.01226671892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977598836">
                <text:p>0.0139775988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7655944896">
                <text:p>0.0137655944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7655944896">
                <text:p>0.0137655944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7490492406">
                <text:p>0.01374904924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7655944896">
                <text:p>0.0137655944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7655944896">
                <text:p>0.0137655944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85714285714">
                <text:p>0.285714285714</text:p>
              </table:table-cell>
              <table:table-cell office:value-type="float" office:value="0.0137655944896">
                <text:p>0.0137655944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9523809524">
                <text:p>0.309523809524</text:p>
              </table:table-cell>
              <table:table-cell office:value-type="float" office:value="0.0121861099919">
                <text:p>0.0121861099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9523809524">
                <text:p>0.309523809524</text:p>
              </table:table-cell>
              <table:table-cell office:value-type="float" office:value="0.0117552270919">
                <text:p>0.0117552270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9523809524">
                <text:p>0.309523809524</text:p>
              </table:table-cell>
              <table:table-cell office:value-type="float" office:value="0.0121730502182">
                <text:p>0.0121730502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9523809524">
                <text:p>0.309523809524</text:p>
              </table:table-cell>
              <table:table-cell office:value-type="float" office:value="0.0121861099919">
                <text:p>0.01218610999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09523809524">
                <text:p>0.309523809524</text:p>
              </table:table-cell>
              <table:table-cell office:value-type="float" office:value="0.0121730502182">
                <text:p>0.0121730502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4155917917">
                <text:p>0.0114155917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612067157">
                <text:p>0.011612067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05379813556">
                <text:p>0.0105379813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03014997898">
                <text:p>0.01030149978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1830118539">
                <text:p>0.0111830118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612067157">
                <text:p>0.0116120671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4155917917">
                <text:p>0.0114155917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05379813556">
                <text:p>0.0105379813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4155917917">
                <text:p>0.0114155917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4155917917">
                <text:p>0.0114155917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4155917917">
                <text:p>0.0114155917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3990071186">
                <text:p>0.0113990071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07195265669">
                <text:p>0.0107195265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07195265669">
                <text:p>0.0107195265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0115498695596">
                <text:p>0.01154986955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00954155601483">
                <text:p>0.00954155601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00954155601483">
                <text:p>0.00954155601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00982304752026">
                <text:p>0.00982304752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00982304752026">
                <text:p>0.009823047520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00954155601483">
                <text:p>0.00954155601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00984807879775">
                <text:p>0.00984807879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00954155601483">
                <text:p>0.009541556014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00984807879775">
                <text:p>0.009848078797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7142857143">
                <text:p>0.357142857143</text:p>
              </table:table-cell>
              <table:table-cell office:value-type="float" office:value="0.00987361855066">
                <text:p>0.00987361855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8837209302">
                <text:p>0.348837209302</text:p>
              </table:table-cell>
              <table:table-cell office:value-type="float" office:value="0.0100701137933">
                <text:p>0.0100701137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00528264019099">
                <text:p>0.00528264019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00528264019099">
                <text:p>0.005282640190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">
                <text:p>0.5</text:p>
              </table:table-cell>
              <table:table-cell office:value-type="float" office:value="0.00527560763481">
                <text:p>0.005275607634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5853658537">
                <text:p>0.365853658537</text:p>
              </table:table-cell>
              <table:table-cell office:value-type="float" office:value="0.00943881948037">
                <text:p>0.009438819480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2093023256">
                <text:p>0.372093023256</text:p>
              </table:table-cell>
              <table:table-cell office:value-type="float" office:value="0.00933683985041">
                <text:p>0.009336839850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72093023256">
                <text:p>0.372093023256</text:p>
              </table:table-cell>
              <table:table-cell office:value-type="float" office:value="0.00934384369427">
                <text:p>0.00934384369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00726756184521">
                <text:p>0.00726756184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00727409309213">
                <text:p>0.007274093092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125">
                <text:p>0.53125</text:p>
              </table:table-cell>
              <table:table-cell office:value-type="float" office:value="0.00436466079816">
                <text:p>0.004364660798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3125">
                <text:p>0.53125</text:p>
              </table:table-cell>
              <table:table-cell office:value-type="float" office:value="0.00426839311143">
                <text:p>0.004268393111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00547880340301">
                <text:p>0.00547880340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4761904762">
                <text:p>0.404761904762</text:p>
              </table:table-cell>
              <table:table-cell office:value-type="float" office:value="0.00789152106056">
                <text:p>0.007891521060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5348837209">
                <text:p>0.395348837209</text:p>
              </table:table-cell>
              <table:table-cell office:value-type="float" office:value="0.0083337375536">
                <text:p>0.0083337375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5348837209">
                <text:p>0.395348837209</text:p>
              </table:table-cell>
              <table:table-cell office:value-type="float" office:value="0.00789733086397">
                <text:p>0.00789733086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5348837209">
                <text:p>0.395348837209</text:p>
              </table:table-cell>
              <table:table-cell office:value-type="float" office:value="0.00789733086397">
                <text:p>0.00789733086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5348837209">
                <text:p>0.395348837209</text:p>
              </table:table-cell>
              <table:table-cell office:value-type="float" office:value="0.00789733086397">
                <text:p>0.00789733086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">
                <text:p>0.5</text:p>
              </table:table-cell>
              <table:table-cell office:value-type="float" office:value="0.00558847854533">
                <text:p>0.00558847854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66666666667">
                <text:p>0.566666666667</text:p>
              </table:table-cell>
              <table:table-cell office:value-type="float" office:value="0.00418767698922">
                <text:p>0.004187676989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95348837209">
                <text:p>0.395348837209</text:p>
              </table:table-cell>
              <table:table-cell office:value-type="float" office:value="0.00842961220138">
                <text:p>0.00842961220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4761904762">
                <text:p>0.404761904762</text:p>
              </table:table-cell>
              <table:table-cell office:value-type="float" office:value="0.00767480852703">
                <text:p>0.007674808527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">
                <text:p>0.6</text:p>
              </table:table-cell>
              <table:table-cell office:value-type="float" office:value="0.00259296458076">
                <text:p>0.00259296458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00691822341356">
                <text:p>0.00691822341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00691822341356">
                <text:p>0.00691822341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8064516129">
                <text:p>0.58064516129</text:p>
              </table:table-cell>
              <table:table-cell office:value-type="float" office:value="0.00378265354909">
                <text:p>0.003782653549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00722060359775">
                <text:p>0.00722060359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8604651163">
                <text:p>0.418604651163</text:p>
              </table:table-cell>
              <table:table-cell office:value-type="float" office:value="0.00747051096835">
                <text:p>0.00747051096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8604651163">
                <text:p>0.418604651163</text:p>
              </table:table-cell>
              <table:table-cell office:value-type="float" office:value="0.00747051096835">
                <text:p>0.007470510968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18604651163">
                <text:p>0.418604651163</text:p>
              </table:table-cell>
              <table:table-cell office:value-type="float" office:value="0.0075838463318">
                <text:p>0.0075838463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0072478928984">
                <text:p>0.0072478928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0072478928984">
                <text:p>0.0072478928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0072478928984">
                <text:p>0.0072478928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00723725836737">
                <text:p>0.00723725836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00691822341356">
                <text:p>0.00691822341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8571428571">
                <text:p>0.428571428571</text:p>
              </table:table-cell>
              <table:table-cell office:value-type="float" office:value="0.0072478928984">
                <text:p>0.0072478928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9375">
                <text:p>0.59375</text:p>
              </table:table-cell>
              <table:table-cell office:value-type="float" office:value="0.00303502468757">
                <text:p>0.003035024687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7777777778">
                <text:p>0.527777777778</text:p>
              </table:table-cell>
              <table:table-cell office:value-type="float" office:value="0.00509671274418">
                <text:p>0.00509671274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27777777778">
                <text:p>0.527777777778</text:p>
              </table:table-cell>
              <table:table-cell office:value-type="float" office:value="0.00509671274418">
                <text:p>0.005096712744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179487179">
                <text:p>0.487179487179</text:p>
              </table:table-cell>
              <table:table-cell office:value-type="float" office:value="0.00580630357473">
                <text:p>0.00580630357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6604401231">
                <text:p>0.00686604401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6604401231">
                <text:p>0.00686604401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34170119571">
                <text:p>0.006341701195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71532923606">
                <text:p>0.0067153292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71532923606">
                <text:p>0.0067153292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71532923606">
                <text:p>0.0067153292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71532923606">
                <text:p>0.0067153292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71532923606">
                <text:p>0.0067153292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78571428571">
                <text:p>0.678571428571</text:p>
              </table:table-cell>
              <table:table-cell office:value-type="float" office:value="0.00213931896029">
                <text:p>0.002139318960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71532923606">
                <text:p>0.0067153292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71532923606">
                <text:p>0.0067153292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71532923606">
                <text:p>0.0067153292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52380952381">
                <text:p>0.452380952381</text:p>
              </table:table-cell>
              <table:table-cell office:value-type="float" office:value="0.00688270472999">
                <text:p>0.00688270472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14285714286">
                <text:p>0.714285714286</text:p>
              </table:table-cell>
              <table:table-cell office:value-type="float" office:value="0.00140313418561">
                <text:p>0.00140313418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511627907">
                <text:p>0.46511627907</text:p>
              </table:table-cell>
              <table:table-cell office:value-type="float" office:value="0.005971529634">
                <text:p>0.0059715296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00567774061116">
                <text:p>0.00567774061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00558982821752">
                <text:p>0.005589828217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0.00558982821752">
                <text:p>0.005589828217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875">
                <text:p>0.6875</text:p>
              </table:table-cell>
              <table:table-cell office:value-type="float" office:value="0.00142389639936">
                <text:p>0.001423896399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380952381">
                <text:p>0.52380952381</text:p>
              </table:table-cell>
              <table:table-cell office:value-type="float" office:value="0.0051382489494">
                <text:p>0.0051382489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380952381">
                <text:p>0.52380952381</text:p>
              </table:table-cell>
              <table:table-cell office:value-type="float" office:value="0.0051382489494">
                <text:p>0.0051382489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85714285714">
                <text:p>0.785714285714</text:p>
              </table:table-cell>
              <table:table-cell office:value-type="float" office:value="0.00038653120646">
                <text:p>0.000386531206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380952381">
                <text:p>0.52380952381</text:p>
              </table:table-cell>
              <table:table-cell office:value-type="float" office:value="0.0051382489494">
                <text:p>0.00513824894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6470588235">
                <text:p>0.676470588235</text:p>
              </table:table-cell>
              <table:table-cell office:value-type="float" office:value="0.00252109294715">
                <text:p>0.002521092947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6666666667">
                <text:p>0.766666666667</text:p>
              </table:table-cell>
              <table:table-cell office:value-type="float" office:value="0.000418868332131">
                <text:p>0.0004188683321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66666666667">
                <text:p>0.766666666667</text:p>
              </table:table-cell>
              <table:table-cell office:value-type="float" office:value="0.000861858626121">
                <text:p>0.0008618586261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1428571429">
                <text:p>0.82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1875">
                <text:p>0.71875</text:p>
              </table:table-cell>
              <table:table-cell office:value-type="float" office:value="0.000897626035682">
                <text:p>0.0008976260356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58333333333">
                <text:p>0.958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76470588235">
                <text:p>0.676470588235</text:p>
              </table:table-cell>
              <table:table-cell office:value-type="float" office:value="0.00258055787067">
                <text:p>0.002580557870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1428571429">
                <text:p>0.82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1428571429">
                <text:p>0.8214285714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70967741935">
                <text:p>0.870967741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9393939394">
                <text:p>0.939393939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6875">
                <text:p>0.968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11764705882">
                <text:p>0.911764705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5">
                <text:p>0.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